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73ED00008D2E00004F607D04B82717649E2D.svg"/>
  <manifest:file-entry manifest:media-type="image/png" manifest:full-path="Pictures/100000000000032000000258B0456710.png"/>
  <manifest:file-entry manifest:media-type="image/png" manifest:full-path="Pictures/10000000000003200000025809C7EF31.png"/>
  <manifest:file-entry manifest:media-type="image/png" manifest:full-path="Pictures/10000201000003AF00000212AC87BAD7.png"/>
  <manifest:file-entry manifest:media-type="image/png" manifest:full-path="Pictures/100000000000032000000258F6AEE96B.png"/>
  <manifest:file-entry manifest:media-type="image/png" manifest:full-path="Pictures/100000000000032000000258CE27E50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12cm" fo:min-width="3.72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2.037cm" fo:min-width="3.819cm"/>
    </style:style>
    <style:style style:name="gr5" style:family="graphic" style:parent-style-name="standard">
      <style:graphic-properties draw:textarea-horizontal-align="justify" draw:textarea-vertical-align="middle" draw:auto-grow-height="false" fo:min-height="2.037cm" fo:min-width="3.819cm"/>
    </style:style>
    <style:style style:name="gr6" style:family="graphic" style:parent-style-name="standard">
      <style:graphic-properties draw:textarea-vertical-align="middle" draw:auto-grow-height="false" fo:min-height="0.682cm" fo:min-width="0.94cm"/>
    </style:style>
    <style:style style:name="pr1" style:family="presentation" style:parent-style-name="lyt-numdark-subtitle">
      <style:graphic-properties draw:fill-color="#ffffff" draw:auto-grow-height="true" fo:min-height="16.444cm"/>
    </style:style>
    <style:style style:name="pr2" style:family="presentation" style:parent-style-name="lyt-numdark-title">
      <style:graphic-properties draw:auto-grow-height="true" fo:min-height="3.506cm"/>
    </style:style>
    <style:style style:name="pr3" style:family="presentation" style:parent-style-name="lyt-numdark-notes">
      <style:graphic-properties draw:fill-color="#ffffff" draw:auto-grow-height="true" fo:min-height="12.572cm"/>
    </style:style>
    <style:style style:name="pr4" style:family="presentation" style:parent-style-name="lyt-numdark-subtitle">
      <style:graphic-properties draw:fill-color="#ffffff" draw:textarea-vertical-align="top" draw:auto-grow-height="true" fo:min-height="16.444cm"/>
    </style:style>
    <style:style style:name="P1" style:family="paragraph">
      <style:text-properties fo:font-family="'Bookman Old Style'" style:font-family-generic="roman" style:font-pitch="variable" fo:font-style="italic" style:font-style-asian="italic" style:font-style-complex="italic"/>
    </style:style>
    <style:style style:name="P2" style:family="paragraph">
      <style:text-properties fo:font-family="'Bookman Old Style'" style:font-family-generic="roman" style:font-pitch="variable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family="'Showcard Gothic'" style:font-family-generic="decorative" style:font-pitch="variable"/>
    </style:style>
    <style:style style:name="P5" style:family="paragraph">
      <style:paragraph-properties fo:text-align="start"/>
      <style:text-properties fo:font-family="Algerian" style:font-family-generic="decorative" style:font-pitch="variable"/>
    </style:style>
    <style:style style:name="P6" style:family="paragraph">
      <style:paragraph-properties fo:text-align="start"/>
      <style:text-properties fo:font-family="Algerian" style:font-family-generic="decorative" style:font-pitch="variable" fo:font-size="20pt" style:font-size-asian="20pt" style:font-size-complex="20pt"/>
    </style:style>
    <style:style style:name="P7" style:family="paragraph">
      <style:paragraph-properties fo:text-align="start"/>
      <style:text-properties fo:font-family="Algerian" style:font-family-generic="decorative" style:font-pitch="variable" fo:font-size="24pt" style:font-size-asian="24pt" style:font-size-complex="24pt"/>
    </style:style>
    <style:style style:name="P8" style:family="paragraph">
      <style:text-properties fo:font-family="Algerian" style:font-family-generic="decorative" style:font-pitch="variable"/>
    </style:style>
    <style:style style:name="T1" style:family="text">
      <style:text-properties fo:font-family="'Bookman Old Style'" style:font-family-generic="roman" style:font-pitch="variable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font-family="'Showcard Gothic'" style:font-family-generic="decorative" style:font-pitch="variable"/>
    </style:style>
    <style:style style:name="T3" style:family="text">
      <style:text-properties fo:font-family="Algerian" style:font-family-generic="decorative" style:font-pitch="variable" fo:font-size="28pt" style:font-size-asian="28pt" style:font-size-complex="28pt"/>
    </style:style>
    <style:style style:name="T4" style:family="text">
      <style:text-properties fo:font-family="Algerian" style:font-family-generic="decorative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19">
        <office:forms form:automatic-focus="false" form:apply-design-mode="false"/>
        <draw:frame presentation:style-name="pr1" draw:text-style-name="P2" draw:layer="layout" svg:width="22.5cm" svg:height="16.444cm" svg:x="3.048cm" svg:y="2.194cm" presentation:class="subtitle" presentation:user-transformed="true">
          <draw:text-box>
            <text:p xml:id="id1" text:id="id1" text:style-name="P1"><text:span text:style-name="T1">Biodata <text:s/>Mahasiswa </text:span></text:p>
            <text:p xml:id="id2" text:id="id2" text:style-name="P1"><text:span text:style-name="T1">Teknik Informatika</text:span></text:p>
          </draw:text-box>
        </draw:frame>
        <draw:custom-shape draw:style-name="gr1" draw:text-style-name="P3" draw:layer="layout" svg:width="4.826cm" svg:height="1.524cm" svg:x="21.336cm" svg:y="18.288cm">
          <office:event-listeners>
            <presentation:event-listener script:event-name="dom:click" presentation:action="next-page"/>
          </office:event-listeners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032cm" svg:height="0.963cm" svg:x="22.86cm" svg:y="18.596cm">
          <draw:text-box>
            <text:p>Go</text:p>
          </draw:text-box>
        </draw:frame>
        <draw:frame presentation:style-name="pr2" draw:layer="layout" svg:width="25.199cm" svg:height="3.506cm" svg:x="1.401cm" svg:y="1.5cm" presentation:class="title" presentation:placeholder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04s" smil:fill="hold" smil:targetElement="id1" anim:sub-item="text" smil:attributeName="visibility" smil:to="visible"/>
                  <anim:transitionFilter smil:begin="0s" smil:dur="0.232s" smil:targetElement="id1" anim:sub-item="text" smil:type="barWipe" smil:subtype="topToBottom"/>
                  <anim:animate smil:begin="0s" smil:dur="0.7288s" smil:targetElement="id1" anim:sub-item="text" smil:attributeName="x" smil:values="x-0.25;x" smil:keyTimes="0;1" smil:keySplines="0,0;0.14,0.36;0.43,0.73;0.71,0.91;1,1"/>
                  <anim:animate smil:begin="0s" smil:dur="0.2656s" smil:targetElement="id1" anim:sub-item="text" smil:attributeName="y" smil:values="0.5;1" smil:keyTimes="0;1" anim:formula="y-sin(pi*$)/3" smil:keySplines="0,0;0.25,0.07;0.5,0.2;0.75,0.467;1,1"/>
                  <anim:animate smil:begin="0.2656s" smil:dur="0.2656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0.5296s" smil:dur="0.1328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0.6624s" smil:dur="0.0656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26s" smil:dur="0.0104s" smil:targetElement="id1" anim:sub-item="text" smil:to="1,0.6" smil:attributeName="transform" svg:type="scale"/>
                  <anim:animateTransform smil:begin="0.2704s" smil:dur="0.0664s" smil:decelerate="0.5" smil:targetElement="id1" anim:sub-item="text" smil:to="1,1" smil:attributeName="transform" svg:type="scale"/>
                  <anim:animateTransform smil:begin="0.5248s" smil:dur="0.0104s" smil:targetElement="id1" anim:sub-item="text" smil:to="1,0.8" smil:attributeName="transform" svg:type="scale"/>
                  <anim:animateTransform smil:begin="0.5352s" smil:dur="0.0664s" smil:decelerate="0.5" smil:targetElement="id1" anim:sub-item="text" smil:to="1,1" smil:attributeName="transform" svg:type="scale"/>
                  <anim:animateTransform smil:begin="0.6568s" smil:dur="0.0104s" smil:targetElement="id1" anim:sub-item="text" smil:to="1,0.9" smil:attributeName="transform" svg:type="scale"/>
                  <anim:animateTransform smil:begin="0.6672s" smil:dur="0.0664s" smil:decelerate="0.5" smil:targetElement="id1" anim:sub-item="text" smil:to="1,1" smil:attributeName="transform" svg:type="scale"/>
                  <anim:animateTransform smil:begin="0.7232s" smil:dur="0.0104s" smil:targetElement="id1" anim:sub-item="text" smil:to="1,0.95" smil:attributeName="transform" svg:type="scale"/>
                  <anim:animateTransform smil:begin="0.7336s" smil:dur="0.0664s" smil:decelerate="0.5" smil:targetElement="id1" anim:sub-item="text" smil:to="1,1" smil:attributeName="transform" svg:type="scale"/>
                </anim:par>
                <anim:par smil:begin="0s" smil:fill="hold" presentation:text-only="true" presentation:node-type="with-previous" presentation:preset-class="entrance" presentation:preset-id="ooo-entrance-fade-in-and-swivel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  <anim:animate smil:dur="2s" smil:fill="hold" smil:targetElement="id2" anim:sub-item="text" smil:attributeName="width" smil:values="0;1" smil:keyTimes="0;1" anim:formula="width*sin(2.5*pi*$)"/>
                  <anim:animate smil:dur="2s" smil:fill="hold" smil:targetElement="id2" anim:sub-item="text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numdark" presentation:presentation-page-layout-name="AL1T19">
        <office:forms form:automatic-focus="false" form:apply-design-mode="false"/>
        <draw:frame presentation:style-name="pr2" draw:text-style-name="P4" draw:layer="layout" svg:width="25.199cm" svg:height="3.506cm" svg:x="1.401cm" svg:y="1.5cm" presentation:class="title">
          <draw:text-box>
            <text:p text:style-name="P4"><text:span text:style-name="T2">Choirul Nizar</text:span></text:p>
          </draw:text-box>
        </draw:frame>
        <draw:frame presentation:style-name="pr4" draw:text-style-name="P6" draw:layer="layout" svg:width="25.2cm" svg:height="16.444cm" svg:x="1.4cm" svg:y="5.066cm" presentation:class="subtitle" presentation:user-transformed="true">
          <draw:text-box>
            <text:list text:style-name="L3">
              <text:list-item>
                <text:p text:style-name="P5"><text:span text:style-name="T3">Tempat Tanggal Lahir : Semarang, 2 Maret 1994</text:span></text:p>
                <text:p text:style-name="P5"><text:span text:style-name="T3"/></text:p>
              </text:list-item>
              <text:list-item>
                <text:p text:style-name="P5"><text:span text:style-name="T3">Alamat : Jalan Jati Melati No 38/39 RT 001 RW 004 Kel Jati Kec Pulogadung</text:span></text:p>
                <text:p text:style-name="P5"><text:span text:style-name="T3"/></text:p>
              </text:list-item>
              <text:list-item>
                <text:p text:style-name="P5"><text:span text:style-name="T3">Hobi : Basket, Bulutangkis</text:span></text:p>
              </text:list-item>
            </text:list>
            <text:p text:style-name="P5"><text:span text:style-name="T4"/></text:p>
          </draw:text-box>
        </draw:frame>
        <draw:custom-shape draw:style-name="gr4" draw:text-style-name="P3" draw:layer="layout" svg:width="4.318cm" svg:height="2.286cm" svg:x="22.606cm" svg:y="18.034cm">
          <office:event-listeners>
            <presentation:event-listener script:event-name="dom:click" presentation:action="next-page"/>
          </office:event-listeners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4.318cm" svg:height="2.286cm" svg:x="1.27cm" svg:y="18.034cm">
          <office:event-listeners>
            <presentation:event-listener script:event-name="dom:click" presentation:action="previous-page"/>
          </office:event-listeners>
          <text:p/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layer="layout" svg:width="2.032cm" svg:height="0.963cm" svg:x="23.876cm" svg:y="18.288cm">
          <draw:text-box>
            <text:p>Next</text:p>
          </draw:text-box>
          <office:event-listeners>
            <presentation:event-listener script:event-name="dom:click" presentation:action="next-page"/>
          </office:event-listeners>
        </draw:frame>
        <draw:frame draw:style-name="gr2" draw:layer="layout" svg:width="2.286cm" svg:height="0.963cm" svg:x="2.794cm" svg:y="18.542cm">
          <draw:text-box>
            <text:p>Back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numdark" presentation:presentation-page-layout-name="AL1T19">
        <office:forms form:automatic-focus="false" form:apply-design-mode="false"/>
        <draw:frame presentation:style-name="pr2" draw:text-style-name="P4" draw:layer="layout" svg:width="25.199cm" svg:height="3.506cm" svg:x="1.401cm" svg:y="1.5cm" presentation:class="title">
          <draw:text-box>
            <text:p text:style-name="P4"><text:span text:style-name="T2">Bagus Ponco</text:span></text:p>
          </draw:text-box>
        </draw:frame>
        <draw:frame presentation:style-name="pr4" draw:text-style-name="P7" draw:layer="layout" svg:width="25.2cm" svg:height="16.444cm" svg:x="1.4cm" svg:y="5.066cm" presentation:class="subtitle" presentation:user-transformed="true">
          <draw:text-box>
            <text:list text:style-name="L4">
              <text:list-item>
                <text:p text:style-name="P5"><text:span text:style-name="T3">Tempat Tanggal Lahir : Bantul, 12 November 1993</text:span></text:p>
                <text:p text:style-name="P5"><text:span text:style-name="T3"/></text:p>
              </text:list-item>
              <text:list-item>
                <text:p text:style-name="P5"><text:span text:style-name="T3">Alamat : Kahrangko, Bantul, Jogja</text:span></text:p>
                <text:p text:style-name="P5"><text:span text:style-name="T3"/></text:p>
              </text:list-item>
              <text:list-item>
                <text:p text:style-name="P5"><text:span text:style-name="T3">Hobi : Coding</text:span></text:p>
              </text:list-item>
            </text:list>
          </draw:text-box>
        </draw:frame>
        <draw:custom-shape draw:style-name="gr4" draw:text-style-name="P3" draw:layer="layout" svg:width="4.318cm" svg:height="2.286cm" svg:x="22.352cm" svg:y="18.034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4.318cm" svg:height="2.286cm" svg:x="1.016cm" svg:y="17.78cm">
          <office:event-listeners>
            <presentation:event-listener script:event-name="dom:click" presentation:action="previous-page"/>
          </office:event-listeners>
          <text:p text:style-name="P3">Back</text:p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layer="layout" svg:width="2.286cm" svg:height="0.963cm" svg:x="23.114cm" svg:y="18.542cm">
          <draw:text-box>
            <text:p>Next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numdark" presentation:presentation-page-layout-name="AL1T19">
        <office:forms form:automatic-focus="false" form:apply-design-mode="false"/>
        <draw:frame presentation:style-name="pr2" draw:text-style-name="P4" draw:layer="layout" svg:width="25.199cm" svg:height="3.506cm" svg:x="1.401cm" svg:y="1.5cm" presentation:class="title">
          <draw:text-box>
            <text:p text:style-name="P4"><text:span text:style-name="T2">Bayu Samudra</text:span></text:p>
          </draw:text-box>
        </draw:frame>
        <draw:frame presentation:style-name="pr4" draw:text-style-name="P8" draw:layer="layout" svg:width="25.2cm" svg:height="16.444cm" svg:x="1.4cm" svg:y="5.066cm" presentation:class="subtitle" presentation:user-transformed="true">
          <draw:text-box>
            <text:list text:style-name="L4">
              <text:list-item>
                <text:p text:style-name="P5"><text:span text:style-name="T3">Tempat Tanggal Lahir : Semarang, 10 Desember 1994</text:span></text:p>
                <text:p text:style-name="P5"><text:span text:style-name="T3"/></text:p>
              </text:list-item>
              <text:list-item>
                <text:p text:style-name="P5"><text:span text:style-name="T3">Alamat : Jalan Sendangguwo No 36, Semarang</text:span></text:p>
                <text:p text:style-name="P5"><text:span text:style-name="T3"/></text:p>
              </text:list-item>
              <text:list-item>
                <text:p text:style-name="P5"><text:span text:style-name="T3">Hobi : Futsal</text:span></text:p>
              </text:list-item>
            </text:list>
          </draw:text-box>
        </draw:frame>
        <draw:custom-shape draw:style-name="gr5" draw:text-style-name="P3" draw:layer="layout" svg:width="4.318cm" svg:height="2.286cm" svg:x="22.606cm" svg:y="18.034cm">
          <text:p text:style-name="P3">Next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4.318cm" svg:height="2.286cm" svg:x="1.27cm" svg:y="17.78cm">
          <office:event-listeners>
            <presentation:event-listener script:event-name="dom:click" presentation:action="previous-page"/>
          </office:event-listeners>
          <text:p text:style-name="P3">Back</text:p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numdark" presentation:presentation-page-layout-name="AL1T19">
        <office:forms form:automatic-focus="false" form:apply-design-mode="false"/>
        <draw:frame presentation:style-name="pr2" draw:text-style-name="P4" draw:layer="layout" svg:width="25.199cm" svg:height="3.506cm" svg:x="1.401cm" svg:y="1.5cm" presentation:class="title">
          <draw:text-box>
            <text:p text:style-name="P4"><text:span text:style-name="T2">Ahmad Arifin</text:span></text:p>
          </draw:text-box>
        </draw:frame>
        <draw:frame presentation:style-name="pr4" draw:text-style-name="P8" draw:layer="layout" svg:width="25.2cm" svg:height="16.444cm" svg:x="1.016cm" svg:y="5.066cm" presentation:class="subtitle" presentation:user-transformed="true">
          <draw:text-box>
            <text:list text:style-name="L4">
              <text:list-item>
                <text:p text:style-name="P5"><text:span text:style-name="T3">Tempat Tanggal Lahir : Kebumen, 22 Oktober 1990</text:span></text:p>
                <text:p text:style-name="P5"><text:span text:style-name="T3"/></text:p>
              </text:list-item>
              <text:list-item>
                <text:p text:style-name="P5"><text:span text:style-name="T3">Alamat : Jalan Kompi Udin Pegangsaan Dua, Kelapa Gading</text:span></text:p>
                <text:p text:style-name="P5"><text:span text:style-name="T3"/></text:p>
              </text:list-item>
              <text:list-item>
                <text:p text:style-name="P5"><text:span text:style-name="T3">Hobi : Baca</text:span></text:p>
              </text:list-item>
            </text:list>
          </draw:text-box>
        </draw:frame>
        <draw:custom-shape draw:style-name="gr5" draw:text-style-name="P3" draw:layer="layout" svg:width="4.318cm" svg:height="2.286cm" svg:x="21.844cm" svg:y="18.034cm">
          <text:p text:style-name="P3">Next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4.318cm" svg:height="2.286cm" svg:x="2.032cm" svg:y="17.78cm">
          <office:event-listeners>
            <presentation:event-listener script:event-name="dom:click" presentation:action="previous-page"/>
          </office:event-listeners>
          <text:p text:style-name="P3">Back</text:p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numdark" presentation:presentation-page-layout-name="AL1T19">
        <office:forms form:automatic-focus="false" form:apply-design-mode="false"/>
        <draw:frame presentation:style-name="pr2" draw:text-style-name="P4" draw:layer="layout" svg:width="25.199cm" svg:height="3.506cm" svg:x="1.401cm" svg:y="1.5cm" presentation:class="title">
          <draw:text-box>
            <text:p text:style-name="P4"><text:span text:style-name="T2">Bayu Dwi</text:span></text:p>
          </draw:text-box>
        </draw:frame>
        <draw:frame presentation:style-name="pr4" draw:text-style-name="P8" draw:layer="layout" svg:width="25.2cm" svg:height="16.444cm" svg:x="1.4cm" svg:y="5.066cm" presentation:class="subtitle" presentation:user-transformed="true">
          <draw:text-box>
            <text:list text:style-name="L4">
              <text:list-item>
                <text:p text:style-name="P5"><text:span text:style-name="T3">Tempat Tanggal Lahir : Klaten, 7 Maret 1997</text:span></text:p>
                <text:p text:style-name="P5"><text:span text:style-name="T3"/></text:p>
              </text:list-item>
              <text:list-item>
                <text:p text:style-name="P5"><text:span text:style-name="T3">Alamat : Klaten</text:span></text:p>
                <text:p text:style-name="P5"><text:span text:style-name="T3"/></text:p>
              </text:list-item>
              <text:list-item>
                <text:p text:style-name="P5"><text:span text:style-name="T3">Hobi : Futsal</text:span></text:p>
              </text:list-item>
            </text:list>
          </draw:text-box>
        </draw:frame>
        <draw:custom-shape draw:style-name="gr5" draw:text-style-name="P3" draw:layer="layout" svg:width="4.318cm" svg:height="2.286cm" svg:x="22.098cm" svg:y="18.034cm">
          <text:p text:style-name="P3">Next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4.318cm" svg:height="2.286cm" svg:x="1.524cm" svg:y="17.78cm">
          <office:event-listeners>
            <presentation:event-listener script:event-name="dom:click" presentation:action="previous-page"/>
          </office:event-listeners>
          <text:p text:style-name="P3">Back</text:p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numdark" presentation:presentation-page-layout-name="AL1T19">
        <office:forms form:automatic-focus="false" form:apply-design-mode="false"/>
        <draw:frame presentation:style-name="pr2" draw:text-style-name="P4" draw:layer="layout" svg:width="25.199cm" svg:height="3.506cm" svg:x="1.401cm" svg:y="1.5cm" presentation:class="title">
          <draw:text-box>
            <text:p text:style-name="P4"><text:span text:style-name="T2">Andrie Afrizal</text:span></text:p>
          </draw:text-box>
        </draw:frame>
        <draw:frame presentation:style-name="pr4" draw:text-style-name="P8" draw:layer="layout" svg:width="25.2cm" svg:height="16.444cm" svg:x="1.4cm" svg:y="5.066cm" presentation:class="subtitle" presentation:user-transformed="true">
          <draw:text-box>
            <text:list text:style-name="L4">
              <text:list-item>
                <text:p text:style-name="P5"><text:span text:style-name="T3">Tempat Tanggal Lahir : Semarang, 2 Maret 1994</text:span></text:p>
                <text:p text:style-name="P5"><text:span text:style-name="T3"/></text:p>
              </text:list-item>
              <text:list-item>
                <text:p text:style-name="P5"><text:span text:style-name="T3">Alamat : Apartement Mediterania</text:span></text:p>
                <text:p text:style-name="P5"><text:span text:style-name="T3"/></text:p>
              </text:list-item>
              <text:list-item>
                <text:p text:style-name="P5"><text:span text:style-name="T3">Hobi : Volly</text:span></text:p>
              </text:list-item>
            </text:list>
          </draw:text-box>
        </draw:frame>
        <draw:custom-shape draw:style-name="gr6" draw:text-style-name="P3" draw:layer="layout" svg:width="3.81cm" svg:height="2.794cm" svg:x="11.939cm" svg:y="17.781cm">
          <office:event-listeners>
            <presentation:event-listener script:event-name="dom:click" presentation:action="sound">
              <presentation:sound xlink:href="file:///C:/Users/CRN/Music/Barasuara%20-%20Taifun%20(2015)%20by%20radyusaniar.blogspot.com/Barasuara%20-%20Taifun%20(2015)/Barasuara%20-%20Api%20&amp;%20Lentera.mp3" xlink:type="simple" xlink:show="new" xlink:actuate="onRequest"/>
            </presentation:event-listener>
          </office:event-listeners>
          <text:p text:style-name="P3">Play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3" draw:layer="layout" svg:width="4.318cm" svg:height="2.286cm" svg:x="22.099cm" svg:y="18.035cm">
          <office:event-listeners>
            <presentation:event-listener script:event-name="dom:click" presentation:action="stop"/>
          </office:event-listeners>
          <text:p text:style-name="P3">End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4.318cm" svg:height="2.286cm" svg:x="2.032cm" svg:y="18.034cm">
          <office:event-listeners>
            <presentation:event-listener script:event-name="dom:click" presentation:action="previous-page"/>
          </office:event-listeners>
          <text:p text:style-name="P3">Back</text:p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withspiral" xlink:href="Pictures/100000000000032000000258B0456710.png" xlink:type="simple" xlink:show="embed" xlink:actuate="onLoad"/>
    <draw:fill-image draw:name="numbers3" xlink:href="Pictures/100000000000032000000258F6AEE96B.png" xlink:type="simple" xlink:show="embed" xlink:actuate="onLoad"/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7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7.7000007629395pt" style:font-style-asian="normal" style:font-weight-asian="normal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fo:font-family="'Liberation Serif'" style:font-family-generic="roman" style:font-pitch="variable" fo:font-size="42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erif'" style:font-family-generic="roman" style:font-pitch="variable" fo:font-size="51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number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4" draw:layer="backgroundobjects" svg:width="27.999cm" svg:height="20.988cm" svg:x="0cm" svg:y="0cm">
        <draw:image xlink:href="Pictures/10000201000003AF00000212AC87BAD7.png" xlink:type="simple" xlink:show="embed" xlink:actuate="onLoad"/>
        <draw:image xlink:href="Pictures/100073ED00008D2E00004F607D04B82717649E2D.svg" xlink:type="simple" xlink:show="embed" xlink:actuate="onLoad">
          <text:p/>
        </draw:image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2">
      <office:forms form:automatic-focus="false" form:apply-design-mode="false"/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7" draw:text-style-name="MP5" draw:layer="backgroundobjects" svg:width="6.523cm" svg:height="1.448cm" svg:x="1.6cm" svg:y="18.131cm" presentation:class="date-time">
        <draw:text-box>
          <text:p text:style-name="MP5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8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7" draw:layer="backgroundobjects" svg:width="6.523cm" svg:height="1.448cm" svg:x="19.876cm" svg:y="18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8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9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9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7T19:56:52.893000000</meta:creation-date>
    <dc:date>2016-12-18T03:29:31.34</dc:date>
    <meta:editing-duration>PT34M13S</meta:editing-duration>
    <meta:editing-cycles>1</meta:editing-cycles>
    <meta:generator>OpenOffice/4.0.1$Win32 OpenOffice.org_project/401m5$Build-9714</meta:generator>
    <meta:document-statistic meta:object-count="90"/>
  </office:meta>
</office:document-meta>
</file>